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5"/>
    <style:style style:name="P9" style:family="paragraph" style:parent-style-name="Text_20_body" style:list-style-name="L44">
      <style:text-properties style:font-name="ArialMT" fo:font-size="12pt"/>
    </style:style>
    <style:style style:name="P10" style:family="paragraph" style:parent-style-name="Text_20_body" style:list-style-name="L5">
      <style:paragraph-properties fo:margin-top="0.111in" fo:margin-bottom="0.111in"/>
    </style:style>
    <style:style style:name="P11" style:family="paragraph" style:parent-style-name="Text_20_body" style:list-style-name="L5">
      <style:paragraph-properties fo:margin-top="0.111in" fo:margin-bottom="0.111in"/>
      <style:text-properties fo:color="#000000"/>
    </style:style>
    <style:style style:name="P12" style:family="paragraph" style:parent-style-name="Text_20_body" style:list-style-name="L5">
      <style:paragraph-properties fo:margin-top="0.111in" fo:margin-bottom="0.111in"/>
      <style:text-properties fo:color="#fc0107"/>
    </style:style>
    <style:style style:name="P13"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7"/>
    <style:style style:name="P50" style:family="paragraph" style:parent-style-name="Standard" style:list-style-name="L38"/>
    <style:style style:name="P51" style:family="paragraph" style:parent-style-name="Standard" style:list-style-name="L39"/>
    <style:style style:name="P52" style:family="paragraph" style:parent-style-name="Standard" style:list-style-name="L40"/>
    <style:style style:name="P53" style:family="paragraph" style:parent-style-name="Standard" style:list-style-name="L41"/>
    <style:style style:name="P54" style:family="paragraph" style:parent-style-name="Standard" style:list-style-name="L42"/>
    <style:style style:name="P55" style:family="paragraph" style:parent-style-name="Standard" style:list-style-name="L43"/>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49"/>
    <style:style style:name="P61" style:family="paragraph" style:parent-style-name="Standard" style:list-style-name="L50"/>
    <style:style style:name="P62" style:family="paragraph" style:parent-style-name="Standard" style:list-style-name="L51"/>
    <style:style style:name="P63" style:family="paragraph" style:parent-style-name="Standard" style:list-style-name="L52"/>
    <style:style style:name="P64" style:family="paragraph" style:parent-style-name="Standard" style:list-style-name="L53"/>
    <style:style style:name="P65" style:family="paragraph" style:parent-style-name="Standard" style:list-style-name="L54"/>
    <style:style style:name="P66" style:family="paragraph" style:parent-style-name="Standard" style:list-style-name="L55"/>
    <style:style style:name="P67" style:family="paragraph" style:parent-style-name="Standard" style:list-style-name="L56"/>
    <style:style style:name="P68" style:family="paragraph" style:parent-style-name="Standard" style:list-style-name="L57"/>
    <style:style style:name="P69" style:family="paragraph" style:parent-style-name="Standard" style:list-style-name="L58"/>
    <style:style style:name="P70" style:family="paragraph" style:parent-style-name="Standard" style:list-style-name="L59"/>
    <style:style style:name="P71" style:family="paragraph" style:parent-style-name="Standard" style:list-style-name="L60"/>
    <style:style style:name="P72" style:family="paragraph" style:parent-style-name="Standard" style:list-style-name="L61"/>
    <style:style style:name="P73" style:family="paragraph" style:parent-style-name="Standard" style:list-style-name="L62"/>
    <style:style style:name="P74" style:family="paragraph" style:parent-style-name="Standard" style:list-style-name="L63"/>
    <style:style style:name="P75" style:family="paragraph" style:parent-style-name="Standard" style:list-style-name="L64"/>
    <style:style style:name="P76" style:family="paragraph" style:parent-style-name="Standard" style:list-style-name="L65"/>
    <style:style style:name="P77" style:family="paragraph" style:parent-style-name="Standard" style:list-style-name="L66"/>
    <style:style style:name="P78" style:family="paragraph" style:parent-style-name="Standard" style:list-style-name="L67"/>
    <style:style style:name="P79" style:family="paragraph" style:parent-style-name="Standard" style:list-style-name="L68"/>
    <style:style style:name="P80" style:family="paragraph" style:parent-style-name="Standard" style:list-style-name="L69"/>
    <style:style style:name="P81" style:family="paragraph" style:parent-style-name="Standard" style:list-style-name="L70"/>
    <style:style style:name="P82" style:family="paragraph" style:parent-style-name="Standard" style:list-style-name="L71"/>
    <style:style style:name="P83" style:family="paragraph" style:parent-style-name="Standard" style:list-style-name="L72"/>
    <style:style style:name="P84" style:family="paragraph" style:parent-style-name="Standard" style:list-style-name="L73"/>
    <style:style style:name="P85" style:family="paragraph" style:parent-style-name="Standard" style:list-style-name="L74"/>
    <style:style style:name="P86" style:family="paragraph" style:parent-style-name="Standard" style:list-style-name="L75"/>
    <style:style style:name="P87" style:family="paragraph" style:parent-style-name="Standard" style:list-style-name="L76"/>
    <style:style style:name="P88" style:family="paragraph" style:parent-style-name="Standard" style:list-style-name="L77"/>
    <style:style style:name="P89" style:family="paragraph" style:parent-style-name="Standard" style:list-style-name="L78"/>
    <style:style style:name="P90" style:family="paragraph" style:parent-style-name="Standard" style:list-style-name="L79"/>
    <style:style style:name="P91" style:family="paragraph" style:parent-style-name="Standard" style:list-style-name="L80"/>
    <style:style style:name="P92" style:family="paragraph" style:parent-style-name="Standard" style:list-style-name="L81"/>
    <style:style style:name="P93" style:family="paragraph" style:parent-style-name="Standard" style:list-style-name="L82"/>
    <style:style style:name="P94" style:family="paragraph" style:parent-style-name="Standard" style:list-style-name="L83"/>
    <style:style style:name="P95" style:family="paragraph" style:parent-style-name="Standard" style:list-style-name="L84"/>
    <style:style style:name="P96" style:family="paragraph" style:parent-style-name="Standard" style:list-style-name="L85"/>
    <style:style style:name="P97" style:family="paragraph" style:parent-style-name="Standard" style:list-style-name="L86"/>
    <style:style style:name="P98" style:family="paragraph" style:parent-style-name="Standard" style:list-style-name="L87"/>
    <style:style style:name="P99" style:family="paragraph" style:parent-style-name="Standard" style:list-style-name="L88"/>
    <style:style style:name="P100" style:family="paragraph" style:parent-style-name="Standard" style:list-style-name="L89"/>
    <style:style style:name="P101" style:family="paragraph" style:parent-style-name="Standard" style:list-style-name="L90"/>
    <style:style style:name="P102" style:family="paragraph" style:parent-style-name="Standard" style:list-style-name="L91"/>
    <style:style style:name="P103" style:family="paragraph" style:parent-style-name="Standard" style:list-style-name="L92"/>
    <style:style style:name="P104" style:family="paragraph" style:parent-style-name="Standard" style:list-style-name="L93"/>
    <style:style style:name="P105" style:family="paragraph" style:parent-style-name="Standard" style:list-style-name="L94"/>
    <style:style style:name="P106" style:family="paragraph" style:parent-style-name="Standard" style:list-style-name="L95"/>
    <style:style style:name="P107" style:family="paragraph" style:parent-style-name="Standard" style:list-style-name="L96"/>
    <style:style style:name="P108" style:family="paragraph" style:parent-style-name="Standard" style:list-style-name="L97"/>
    <style:style style:name="P109" style:family="paragraph" style:parent-style-name="Standard" style:list-style-name="L98"/>
    <style:style style:name="P110" style:family="paragraph" style:parent-style-name="Standard" style:list-style-name="L99"/>
    <style:style style:name="P111" style:family="paragraph" style:parent-style-name="Standard" style:list-style-name="L100"/>
    <style:style style:name="P112" style:family="paragraph" style:parent-style-name="Standard" style:list-style-name="L101"/>
    <style:style style:name="P113" style:family="paragraph" style:parent-style-name="Standard" style:list-style-name="L102"/>
    <style:style style:name="P114" style:family="paragraph" style:parent-style-name="Standard" style:list-style-name="L103"/>
    <style:style style:name="P115" style:family="paragraph" style:parent-style-name="Standard" style:list-style-name="L104"/>
    <style:style style:name="P116" style:family="paragraph" style:parent-style-name="Standard" style:list-style-name="L105"/>
    <style:style style:name="P117" style:family="paragraph" style:parent-style-name="Standard" style:list-style-name="L106"/>
    <style:style style:name="P118" style:family="paragraph" style:parent-style-name="Standard" style:list-style-name="L107"/>
    <style:style style:name="P119" style:family="paragraph" style:parent-style-name="Standard" style:list-style-name="L108"/>
    <style:style style:name="P120" style:family="paragraph" style:parent-style-name="Standard" style:list-style-name="L109"/>
    <style:style style:name="P121" style:family="paragraph" style:parent-style-name="Standard" style:list-style-name="L110"/>
    <style:style style:name="P122" style:family="paragraph" style:parent-style-name="Standard" style:list-style-name="L111"/>
    <style:style style:name="P123" style:family="paragraph" style:parent-style-name="Standard" style:list-style-name="L112"/>
    <style:style style:name="P124" style:family="paragraph" style:parent-style-name="Standard" style:list-style-name="L113"/>
    <style:style style:name="P125" style:family="paragraph" style:parent-style-name="Standard" style:list-style-name="L114"/>
    <style:style style:name="P126" style:family="paragraph" style:parent-style-name="Standard" style:list-style-name="L115"/>
    <style:style style:name="P127" style:family="paragraph" style:parent-style-name="Standard" style:list-style-name="L116"/>
    <style:style style:name="P128" style:family="paragraph" style:parent-style-name="Standard" style:list-style-name="L117"/>
    <style:style style:name="P129" style:family="paragraph" style:parent-style-name="Standard" style:list-style-name="L118"/>
    <style:style style:name="P130" style:family="paragraph" style:parent-style-name="Standard" style:list-style-name="L119"/>
    <style:style style:name="P131" style:family="paragraph" style:parent-style-name="Standard" style:list-style-name="L120"/>
    <style:style style:name="P132" style:family="paragraph" style:parent-style-name="Standard" style:list-style-name="L121"/>
    <style:style style:name="P133" style:family="paragraph" style:parent-style-name="Standard" style:list-style-name="L122"/>
    <style:style style:name="P134" style:family="paragraph" style:parent-style-name="Standard" style:list-style-name="L123"/>
    <style:style style:name="P135" style:family="paragraph" style:parent-style-name="Standard" style:list-style-name="L124"/>
    <style:style style:name="P136" style:family="paragraph" style:parent-style-name="Standard" style:list-style-name="L125"/>
    <style:style style:name="P137" style:family="paragraph" style:parent-style-name="Standard" style:list-style-name="L126"/>
    <style:style style:name="P138" style:family="paragraph" style:parent-style-name="Standard" style:list-style-name="L128"/>
    <style:style style:name="P139" style:family="paragraph" style:parent-style-name="Standard" style:list-style-name="L12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Version history <text:s/>(PyOTE description is at end)</text:p>
      <text:p text:style-name="Standard"/>
      <text:p text:style-name="Standard">version 4.1.8</text:p>
      <text:list xml:id="list3168836682118156454" text:style-name="L128">
        <text:list-item>
          <text:p text:style-name="P138">adds option to write sample light-curve from detectability analysis to a csv file that be imported to PyOTE.<text:line-break/></text:p>
        </text:list-item>
      </text:list>
      <text:p text:style-name="Standard">version 4.1.7</text:p>
      <text:list xml:id="list2275436073690804768" text:style-name="L1">
        <text:list-item>
          <text:p text:style-name="P14">adds the requirement to specify an observation duration when doing a detectability test<text:line-break/></text:p>
        </text:list-item>
        <text:list-item>
          <text:p text:style-name="P14">during a detectability test, if a detectable event was found, a sample light-curve showing such an event is plotted, otherwise the normal False-Positive plot will be shown.<text:line-break/></text:p>
        </text:list-item>
      </text:list>
      <text:p text:style-name="Standard">version 4.1.6</text:p>
      <text:list xml:id="list4561471225575116363" text:style-name="L2">
        <text:list-item>
          <text:p text:style-name="P15">reenables Cholesky failure messages (disabled for testing)<text:line-break/></text:p>
        </text:list-item>
        <text:list-item>
          <text:p text:style-name="P15">Adds test to detectability routine so that the user cannot give an event duration that requires more points than are available in the observation.<text:line-break/></text:p>
        </text:list-item>
      </text:list>
      <text:p text:style-name="Standard">version 4.1.5</text:p>
      <text:list xml:id="list8163950781842107782" text:style-name="L3">
        <text:list-item>
          <text:p text:style-name="P16">changed error bar calculation reporting so that the the value reported in the containment interval report matches that reported in the Excel final report when there is no asymmetry present.</text:p>
          <text:p text:style-name="P16"/>
        </text:list-item>
      </text:list>
      <text:p text:style-name="Standard">version 4.1.4</text:p>
      <text:list xml:id="list5385643224400831638" text:style-name="L4">
        <text:list-item>
          <text:p text:style-name="P17">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5767266791854260514" text:style-name="L5">
        <text:list-item>
          <text:p text:style-name="P8"><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0">For the Night Eagle 3, times extracted by PyOTE require only a VTI correction (if you use an IOTA VTI, there is no correction at all needed).</text:p>
        </text:list-item>
        <text:list-item>
          <text:p text:style-name="P10">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0">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0"><text:soft-page-break/>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0">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0">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1">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2">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88216807351819757" text:style-name="L6">
        <text:list-header>
          <text:p text:style-name="P18"/>
        </text:list-header>
      </text:list>
      <text:p text:style-name="Standard">version 4.1.2</text:p>
      <text:list xml:id="list601137190993952567" text:style-name="L7">
        <text:list-item>
          <text:p text:style-name="P19">fixes bug when D only search has been selected<text:line-break/></text:p>
        </text:list-item>
      </text:list>
      <text:p text:style-name="Standard">version 4.1.1</text:p>
      <text:list xml:id="list8770885745659300789" text:style-name="L8">
        <text:list-item>
          <text:p text:style-name="P20">fixes bug where signal columns beyond four were being read <text:s/>as duplicates of column 5.<text:line-break/></text:p>
        </text:list-item>
      </text:list>
      <text:p text:style-name="Standard">version 4.1.0</text:p>
      <text:list xml:id="list3668924511907974661" text:style-name="L9">
        <text:list-item>
          <text:p text:style-name="P21">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soft-page-break/></text:p>
        </text:list-item>
      </text:list>
      <text:p text:style-name="Standard">version 4.0.9</text:p>
      <text:list xml:id="list4252630884521412132" text:style-name="L10">
        <text:list-item>
          <text:p text:style-name="P22">fixes issue where PyOTE could not read files that it had written.<text:line-break/></text:p>
        </text:list-item>
      </text:list>
      <text:p text:style-name="Standard">version 4.0.8</text:p>
      <text:list xml:id="list4587054119923425730" text:style-name="L11">
        <text:list-item>
          <text:p text:style-name="P23">fixes bug (introduced by a misspelling in version 4.0.7) that kept csv files with more than four apertures from runnig.<text:line-break/></text:p>
        </text:list-item>
      </text:list>
      <text:p text:style-name="Standard">version 4.0.7</text:p>
      <text:list xml:id="list6948080291346846876" text:style-name="L12">
        <text:list-item>
          <text:p text:style-name="P24">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7231657764658805491" text:style-name="L13">
        <text:list-item>
          <text:p text:style-name="P25">minor GUI changes<text:line-break/></text:p>
        </text:list-item>
      </text:list>
      <text:p text:style-name="Standard">version 4.0.5</text:p>
      <text:list xml:id="list6431803033271495313" text:style-name="L14">
        <text:list-item>
          <text:p text:style-name="P26">if you click outside the light-curve, the closest point will be toggled (so you don't have to zoom in to select the leftmost or rightmost point in a light-curve.<text:line-break/></text:p>
        </text:list-item>
        <text:list-item>
          <text:p text:style-name="P26">When baseline statistics are calculated, they are reported as <text:span text:style-name="T18">baseline mean</text:span> and <text:span text:style-name="T18">baseline snr</text:span> (instead of just snr, which is the term we use when a drop is present).<text:line-break/></text:p>
        </text:list-item>
      </text:list>
      <text:p text:style-name="Standard">version 4.0.4</text:p>
      <text:list xml:id="list8966522891010251293" text:style-name="L15">
        <text:list-item>
          <text:p text:style-name="P27">a few GUI changes<text:line-break/></text:p>
        </text:list-item>
        <text:list-item>
          <text:p text:style-name="P27">removed the Use as secondary check box. Now if secondary curve is selected (spinner is non-zero), it will be used automatically.<text:line-break/></text:p>
        </text:list-item>
      </text:list>
      <text:p text:style-name="Standard">version 4.0.3</text:p>
      <text:list xml:id="list1146419295928998720" text:style-name="L16">
        <text:list-item>
          <text:p text:style-name="P28">implements a major GUI change: uses tabbed folders to group buttons and other controls. <text:line-break/></text:p>
        </text:list-item>
        <text:list-item>
          <text:p text:style-name="P28">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28">The 'selected curve to analyze' number and the 'curve to normalize' number are now <text:soft-page-break/>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5066413709051773749" text:style-name="L17">
        <text:list-item>
          <text:p text:style-name="P29">removed a debug print statement that was inadvertently left in. It is responsible for the “mouse event” messages polluting the log file.<text:line-break/></text:p>
        </text:list-item>
      </text:list>
      <text:p text:style-name="Standard">version 4.0.1</text:p>
      <text:list xml:id="list825710785506301316" text:style-name="L18">
        <text:list-item>
          <text:p text:style-name="P30">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349829339517096141" text:style-name="L19">
        <text:list-item>
          <text:p text:style-name="P31">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146216367963332120" text:style-name="L20">
        <text:list-item>
          <text:p text:style-name="P32">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3262530537758941807" text:style-name="L21">
        <text:list-item>
          <text:p text:style-name="P33">one more attempt to solve the gui sizing issue.<text:line-break/></text:p>
        </text:list-item>
        <text:list-item>
          <text:p text:style-name="P33">'sticky' settings are back but are now stored in <text:span text:style-name="T15">pyote.ini</text:span> instead of the<text:line-break/> obscure <text:span text:style-name="T15">simple-ote.ini<text:line-break/></text:span></text:p>
        </text:list-item>
      </text:list>
      <text:p text:style-name="Standard">version 3.9.7</text:p>
      <text:list xml:id="list8098126866213186609" text:style-name="L22">
        <text:list-item>
          <text:p text:style-name="P34">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text:soft-page-break/>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5611341287973339617" text:style-name="L23">
        <text:list-item>
          <text:p text:style-name="P35">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577783438570357728" text:style-name="L24">
        <text:list-item>
          <text:p text:style-name="P36">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4906749491836583913" text:style-name="L25">
        <text:list-item>
          <text:p text:style-name="P37">attempts to fix over-size initial gui.<text:line-break/></text:p>
        </text:list-item>
      </text:list>
      <text:p text:style-name="Standard">version 3.9.3</text:p>
      <text:list xml:id="list8464442774042965564" text:style-name="L26">
        <text:list-item>
          <text:p text:style-name="P38">makes various improvements to the 'detectability' calculator to make it easier to use.<text:line-break/></text:p>
        </text:list-item>
      </text:list>
      <text:p text:style-name="Standard">version 3.9.2</text:p>
      <text:list xml:id="list6109605342849918273" text:style-name="L27">
        <text:list-item>
          <text:p text:style-name="P39">adds a 'detectability' calculator for use in pre-planning event observation.<text:line-break/></text:p>
        </text:list-item>
        <text:list-item>
          <text:p text:style-name="P39">'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3341269898174427601" text:style-name="L28">
        <text:list-item>
          <text:p text:style-name="P40">adds an snr calculation to the <text:span text:style-name="T17">Calc baseline stats</text:span> button.<text:line-break/></text:p>
        </text:list-item>
      </text:list>
      <text:p text:style-name="Standard">version 3.9.0</text:p>
      <text:list xml:id="list8725319452495499266" text:style-name="L29">
        <text:list-item>
          <text:p text:style-name="P41">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4921152987173464417" text:style-name="L30">
        <text:list-item>
          <text:p text:style-name="P42">Changed the label on the <text:span text:style-name="T17">Write csv file</text:span> button to <text:span text:style-name="T17">Save current light-curve</text:span> to more <text:soft-page-break/>intuitively suggest what is hiding behind this button.<text:line-break/></text:p>
        </text:list-item>
      </text:list>
      <text:p text:style-name="Standard">version 3.8.8</text:p>
      <text:list xml:id="list6641368699091690065" text:style-name="L31">
        <text:list-item>
          <text:p text:style-name="P43">fixed a bug that sometimes kept events that contained a single point at the bottom from producing a report.<text:line-break/></text:p>
        </text:list-item>
      </text:list>
      <text:p text:style-name="Standard">version 3.8.7</text:p>
      <text:list xml:id="list8798003014755921332" text:style-name="L32">
        <text:list-item>
          <text:p text:style-name="P44">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77570669146194752" text:style-name="L33">
        <text:list-item>
          <text:p text:style-name="P45">checks for only a single light-curve in the csv file which was causing a 'list index out of range' error message<text:line-break/></text:p>
        </text:list-item>
      </text:list>
      <text:p text:style-name="Standard">version 3.8.5</text:p>
      <text:list xml:id="list9009627711649642326" text:style-name="L34">
        <text:list-item>
          <text:p text:style-name="P46">changed the way QGridLayout was referenced.<text:line-break/></text:p>
        </text:list-item>
      </text:list>
      <text:p text:style-name="Standard">version 3.8.4</text:p>
      <text:list xml:id="list7490213908772524404" text:style-name="L35">
        <text:list-item>
          <text:p text:style-name="P47">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47"/>
        </text:list-item>
      </text:list>
      <text:p text:style-name="Standard">version 3.8.3</text:p>
      <text:list xml:id="list709261782373437904" text:style-name="L36">
        <text:list-item>
          <text:p text:style-name="P48">adds display of light-curve name (if available in the csv file) to the curve-to-be-analyzed and the normalization curve next to their selection spinners.<text:line-break/></text:p>
        </text:list-item>
      </text:list>
      <text:p text:style-name="Standard">version 3.8.2</text:p>
      <text:list xml:id="list6994032301847336596" text:style-name="L37">
        <text:list-item>
          <text:p text:style-name="P49">3.7.5 introduced a scrollable GUI for small screens. Unfortunately, that caused resizing problem for all users. The version reverts back to the original GUI design.<text:line-break/></text:p>
        </text:list-item>
        <text:list-item>
          <text:p text:style-name="P49">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3092604094397196828" text:style-name="L38">
        <text:list-item>
          <text:p text:style-name="P50">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333967953010831669" text:style-name="L39">
        <text:list-item>
          <text:p text:style-name="P51">adds a tutorial button to supply a quick-start for new or infrequent users.<text:line-break/></text:p>
        </text:list-item>
      </text:list>
      <text:p text:style-name="Standard">version 3.7.9</text:p>
      <text:list xml:id="list8951439755980709434" text:style-name="L40">
        <text:list-item>
          <text:p text:style-name="P52">adds a tool that allows a user to manually specify which baseline points to use for the <text:soft-page-break/>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5691659600177403108" text:style-name="L41">
        <text:list-item>
          <text:p text:style-name="P53">added visible left, top, and bottom axes to main plot (with ticks to make easier to associate timestamp with point).<text:line-break/></text:p>
        </text:list-item>
      </text:list>
      <text:p text:style-name="Standard">version 3.7.7</text:p>
      <text:list xml:id="list7731961465679704247" text:style-name="L42">
        <text:list-item>
          <text:p text:style-name="P54">if timestamps are available in the csv file, they are used as x axis labels in the main plot.<text:line-break/></text:p>
        </text:list-item>
      </text:list>
      <text:p text:style-name="Standard">version 3.7.6</text:p>
      <text:list xml:id="list3520748258755904914" text:style-name="L43">
        <text:list-item>
          <text:p text:style-name="P55">changed the way QMainWindow and Qapplication were referenced to accommodate the latest Anaconda version, which has reorganized where those modules are stored. </text:p>
          <text:p text:style-name="P55">This was causing a fatal startup error.<text:line-break/> </text:p>
        </text:list-item>
      </text:list>
      <text:p text:style-name="Standard">version 3.7.5</text:p>
      <text:list xml:id="list4372673607699491290" text:style-name="L44">
        <text:list-item>
          <text:p text:style-name="P9">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9">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6335652103014881865" text:style-name="L45">
        <text:list-item>
          <text:p text:style-name="P56">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text:soft-page-break/>version 3.7.3</text:p>
      <text:list xml:id="list6151239599220170937" text:style-name="L46">
        <text:list-item>
          <text:p text:style-name="P57">adds code line needed by any Mac users that are running Big Sur<text:line-break/></text:p>
        </text:list-item>
      </text:list>
      <text:p text:style-name="Standard">version 3.7.2</text:p>
      <text:list xml:id="list7468769060493782033" text:style-name="L47">
        <text:list-item>
          <text:p text:style-name="P58">fixes bug that caused all analysis attempts to 'stall'</text:p>
        </text:list-item>
      </text:list>
      <text:p text:style-name="Standard"/>
      <text:p text:style-name="Standard">version 3.7.1</text:p>
      <text:list xml:id="list828256833514724213" text:style-name="L48">
        <text:list-item>
          <text:p text:style-name="P59">fixed a bug in the r limb angle entry<text:line-break/></text:p>
        </text:list-item>
      </text:list>
      <text:p text:style-name="Standard">version 3.7.0</text:p>
      <text:list xml:id="list8507854282895414899" text:style-name="L49">
        <text:list-item>
          <text:p text:style-name="P60">adds right-click help to ast speed label giving the equation to use if asteroid speed is not available but asteroid diameter and maximum duration are specified<text:line-break/></text:p>
        </text:list-item>
        <text:list-item>
          <text:p text:style-name="P60">adds suggestion to right-click help on penumbral fit checkbox for how to find the penumbral curve csv file that is provided for practice purposes.<text:line-break/></text:p>
        </text:list-item>
      </text:list>
      <text:p text:style-name="Standard">version 3.6.8</text:p>
      <text:list xml:id="list6938721700555981168" text:style-name="L50">
        <text:list-item>
          <text:p text:style-name="P61">adds modeling of off centerline observations to lightcurve calibration curve generation<text:line-break/></text:p>
        </text:list-item>
      </text:list>
      <text:p text:style-name="Standard">version 3.6.7</text:p>
      <text:list xml:id="list8390991095800949770" text:style-name="L51">
        <text:list-item>
          <text:p text:style-name="P62">clarified the location of the Enable Manual Timestamp Entry checkbox in the pop-up message appears when there are no timestamps in the csv file.<text:line-break/></text:p>
        </text:list-item>
      </text:list>
      <text:p text:style-name="Standard">version 3.6.6</text:p>
      <text:list xml:id="list2614860439972462713" text:style-name="L52">
        <text:list-item>
          <text:p text:style-name="P63">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035030634093747188" text:style-name="L53">
        <text:list-item>
          <text:p text:style-name="P64">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93414235101383772" text:style-name="L54">
        <text:list-item>
          <text:p text:style-name="P65">version 3.6.2 would open .xlsx Report file on Mac, but not Windows. This version attempts to fix that (Windows needs a different command to open a file).<text:line-break/></text:p>
        </text:list-item>
      </text:list>
      <text:p text:style-name="Standard">version 3.6.2</text:p>
      <text:list xml:id="list7686208118640935642" text:style-name="L55">
        <text:list-item>
          <text:p text:style-name="P66">In Excel report:<text:line-break/><text:line-break/>… at end of filling, I call the OS to open the file. Requires correct association of .xlsx file type with Excel or LibreOffice, or whatever you use to examine <text:soft-page-break/>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091344046855121499" text:style-name="L56">
        <text:list-item>
          <text:p text:style-name="P67">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6756300648632508516" text:style-name="L57">
        <text:list-item>
          <text:p text:style-name="P68"><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line-break/><text:span text:style-name="T16">…</text:span> <text:span text:style-name="T16">MUST BE CONVERTED to .xlsx for use by PyOTE!<text:line-break/></text:span></text:p>
          <text:p text:style-name="P68"><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text:soft-page-break/>After filling in the exposure setting in the spreadsheet, double check the form but it is likely that it is ready for submission.</text:p>
        </text:list-item>
      </text:list>
      <text:p text:style-name="Standard"/>
      <text:p text:style-name="Standard">version 3.5.9</text:p>
      <text:list xml:id="list2624350749456019669" text:style-name="L58">
        <text:list-item>
          <text:p text:style-name="P69">fixed another bug in penumbral curve fit and removed diagnostic printouts.<text:line-break/></text:p>
        </text:list-item>
      </text:list>
      <text:p text:style-name="Standard">version 3.5.8</text:p>
      <text:list xml:id="list3619918164096531761" text:style-name="L59">
        <text:list-item>
          <text:p text:style-name="P70">fixed a number of bugs in the penumbral curve fit code<text:line-break/></text:p>
        </text:list-item>
      </text:list>
      <text:p text:style-name="Standard">version 3.5.7</text:p>
      <text:list xml:id="list8232656835405182029" text:style-name="L60">
        <text:list-item>
          <text:p text:style-name="P71">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713319785409314139" text:style-name="L61">
        <text:list-item>
          <text:p text:style-name="P72">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7167784811055609942" text:style-name="L62">
        <text:list-item>
          <text:p text:style-name="P73">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1354530903066091340" text:style-name="L63">
        <text:list-item>
          <text:p text:style-name="P74">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506343464253643549" text:style-name="L64">
        <text:list-item>
          <text:p text:style-name="P75">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815298818838455841" text:style-name="L65">
        <text:list-item>
          <text:p text:style-name="P76">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ext:soft-page-break/>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8031700818521125904" text:style-name="L66">
        <text:list-item>
          <text:p text:style-name="P77">Added additional references to the North American Excel Spreadsheet report in the new section of the final report that bangs on about the start-of-exposure timing convention.<text:line-break/></text:p>
        </text:list-item>
      </text:list>
      <text:p text:style-name="Standard">version 3.5.0</text:p>
      <text:list xml:id="list7861971410621969406" text:style-name="L67">
        <text:list-item>
          <text:p text:style-name="P78">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78">NEW: when 'trims' have been placed, a 'write csv' process will honor those values and produce a 'trimmed' output file.<text:line-break/></text:p>
        </text:list-item>
        <text:list-item>
          <text:p text:style-name="P78">NEW: when a light curve has been 'normalized', the changed values are written to the data table where, once again, a 'write csv' process will capture the results.<text:line-break/></text:p>
        </text:list-item>
        <text:list-item>
          <text:p text:style-name="P78">Added additional reminders that the start-of-exposure timestamp/timing convention is employed.</text:p>
        </text:list-item>
      </text:list>
      <text:p text:style-name="Standard"/>
      <text:p text:style-name="Standard">version 3.4.9</text:p>
      <text:list xml:id="list3866173526973182682" text:style-name="L68">
        <text:list-item>
          <text:p text:style-name="P79">Added some explanatory language to the “Excel report” section regarding the proper interpretation of the 'false positive probability' number.<text:line-break/></text:p>
        </text:list-item>
      </text:list>
      <text:p text:style-name="Standard">version 3.4.8</text:p>
      <text:list xml:id="list651479192400461647" text:style-name="L69">
        <text:list-item>
          <text:p text:style-name="P80">This version deals more realistically with high magDrop lightcurves by defining a 'limiting magDrop' as: <text:line-break/><text:line-break/><text:tab/>limMagDrop = 2.5 * log10( B / std(A) ) <text:line-break/><text:line-break/><text:tab/>std(A) is the noise level of A.</text:p>
          <text:p text:style-name="P80"><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text:soft-page-break/>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059445979816294983" text:style-name="L70">
        <text:list-item>
          <text:p text:style-name="P81">Automatically loads the correct version of Adv2<text:line-break/></text:p>
        </text:list-item>
      </text:list>
      <text:p text:style-name="Standard">version 3.4.6</text:p>
      <text:list xml:id="list8222392244118448960" text:style-name="L71">
        <text:list-item>
          <text:p text:style-name="P82">Adds AAV Version 2 file as a type that can be read (important when Do OCR check is enabled)</text:p>
        </text:list-item>
      </text:list>
      <text:p text:style-name="Standard"/>
      <text:p text:style-name="Standard">version 3.4.5</text:p>
      <text:list xml:id="list3551619140302657193" text:style-name="L72">
        <text:list-item>
          <text:p text:style-name="P83">Fixes block integration which was failing when more than 4 lightcurves were being processed.<text:line-break/></text:p>
        </text:list-item>
        <text:list-item>
          <text:p text:style-name="P83">Made use diff and Do OCR checkboxes sticky.<text:line-break/></text:p>
        </text:list-item>
      </text:list>
      <text:p text:style-name="Standard">version 3.4.4</text:p>
      <text:list xml:id="list7895800279118209694" text:style-name="L73">
        <text:list-item>
          <text:p text:style-name="P84">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659312418928982469" text:style-name="L74">
        <text:list-item>
          <text:p text:style-name="P85">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9083454677420919465" text:style-name="L75">
        <text:list-item>
          <text:p text:style-name="P86">Cosmetic change again: added a spinner to control line widths in plots so that a user can adjust for the resolution of the screen in use. <text:s/>I design on a 5120x2880 <text:soft-page-break/>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6524584108699601935" text:style-name="L76">
        <text:list-item>
          <text:p text:style-name="P87">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87">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87">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400408856061572461" text:style-name="L77">
        <text:list-item>
          <text:p text:style-name="P88">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2062589345299512738" text:style-name="L78">
        <text:list-item>
          <text:p text:style-name="P89">Automatically installs cv2 if not already present. <text:s/>This package is needed for the new frame view feature.<text:line-break/></text:p>
        </text:list-item>
      </text:list>
      <text:p text:style-name="Standard">version 3.3.8</text:p>
      <text:list xml:id="list9016325860869044659" text:style-name="L79">
        <text:list-item>
          <text:p text:style-name="P90">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4158366152206805221" text:style-name="L80">
        <text:list-item>
          <text:p text:style-name="P91"><text:soft-page-break/>A new button (View frame) with an associated spinner for entry of a frame number has been added:</text:p>
          <text:p text:style-name="P91"/>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822674464075951192" text:style-name="L81">
        <text:list-item>
          <text:p text:style-name="P92">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500497177775511964" text:style-name="L82">
        <text:list-item>
          <text:p text:style-name="P93">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text:soft-page-break/>version 3.3.2:</text:p>
      <text:list xml:id="list4694200041294728407" text:style-name="L83">
        <text:list-item>
          <text:p text:style-name="P94">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414259912109623009" text:style-name="L84">
        <text:list-item>
          <text:p text:style-name="P95">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085479025048945183" text:style-name="L85">
        <text:list-item>
          <text:p text:style-name="P96">Changed main plot so that the scroll wheel only zooms the x axis.</text:p>
        </text:list-item>
        <text:list-item>
          <text:p text:style-name="P96">Changed lightcurve plot so that it conforms properly to 'start-of-exposure'.<text:line-break/></text:p>
        </text:list-item>
      </text:list>
      <text:p text:style-name="Standard">version 3.2.8</text:p>
      <text:list xml:id="list5859399549029005828" text:style-name="L86">
        <text:list-item>
          <text:p text:style-name="P97">Changed font size in help files --- it was fine for Mac but too big for Win10<text:line-break/></text:p>
        </text:list-item>
      </text:list>
      <text:p text:style-name="Standard">version 3.2.7</text:p>
      <text:list xml:id="list8515580309254558381" text:style-name="L87">
        <text:list-item>
          <text:p text:style-name="P98">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101168986166188162" text:style-name="L88">
        <text:list-item>
          <text:p text:style-name="P99">This is a 'cosmetic' release --- there should be NO detectable differences from version 3.2.5 in terms of functionality.</text:p>
        </text:list-item>
        <text:list-item>
          <text:p text:style-name="P99">All python files were brought into compliance with PEP 8 coding standards. <text:s/>Only I care about that.</text:p>
        </text:list-item>
        <text:list-item>
          <text:p text:style-name="P99">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99">All this 'cosmetic' work is in preparation for working on PyOTE issues again.<text:line-break/> </text:p>
        </text:list-item>
      </text:list>
      <text:p text:style-name="Standard">version 3.2.5</text:p>
      <text:list xml:id="list852152132443501539" text:style-name="L89">
        <text:list-item>
          <text:p text:style-name="P100">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text:soft-page-break/>version 3.2.4</text:p>
      <text:list xml:id="list3065990278526506963" text:style-name="L90">
        <text:list-item>
          <text:p text:style-name="P101">Modified the test for newer version to accommodate the different strings returned by pip 18.1 and pip 19.0+</text:p>
        </text:list-item>
        <text:list-item>
          <text:p text:style-name="P101">Added ability to invoke PyOTE from PyMovie with an externally supplied csv file that is automatically opened.<text:line-break/></text:p>
        </text:list-item>
      </text:list>
      <text:p text:style-name="Standard">version 3.2.3</text:p>
      <text:list xml:id="list1683087744061723275" text:style-name="L91">
        <text:list-item>
          <text:p text:style-name="P102">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02">Added support for the PyMovie csv format<text:line-break/></text:p>
        </text:list-item>
      </text:list>
      <text:p text:style-name="Standard">version 3.2.1</text:p>
      <text:list xml:id="list2317741781305845593" text:style-name="L92">
        <text:list-item>
          <text:p text:style-name="P103">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6283000883196852478" text:style-name="L93">
        <text:list-item>
          <text:p text:style-name="P104">Changed GUI to better align text on min max edit boxes to avoid confusion.<text:line-break/></text:p>
        </text:list-item>
      </text:list>
      <text:p text:style-name="Standard">version 3.1.9</text:p>
      <text:list xml:id="list4864496759982977638" text:style-name="L94">
        <text:list-item>
          <text:p text:style-name="P105">Fixed a bug in the test for a min/max solution search being constrained by a too large min value.<text:line-break/></text:p>
        </text:list-item>
      </text:list>
      <text:p text:style-name="Standard">version 3.1.8</text:p>
      <text:list xml:id="list1097071248922828056" text:style-name="L95">
        <text:list-item>
          <text:p text:style-name="P106">version 3.1.7 was released without an updated version history. <text:s/>Here is what was changed in 3.1.7:<text:line-break/></text:p>
        </text:list-item>
        <text:list-item>
          <text:p text:style-name="P10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text:soft-page-break/>unless you have compelling reasons to do otherwise.<text:line-break/></text:p>
        </text:list-item>
      </text:list>
      <text:p text:style-name="Standard">version 3.1.6:</text:p>
      <text:list xml:id="list5246829224146046864" text:style-name="L96">
        <text:list-item>
          <text:p text:style-name="P107">Values entered in the Manual Timestamp Entry dialog box are now 'sticky', thus making corrections easy to do without requiring re-entry of all data. </text:p>
          <text:p text:style-name="P107"><text:line-break/>Also trapped is the case where a user has entered a custom frame time but failed to click the radio button indicating that it is to be used.<text:line-break/></text:p>
        </text:list-item>
      </text:list>
      <text:p text:style-name="Standard">version 3.1.5:</text:p>
      <text:list xml:id="list1008349636508189558" text:style-name="L97">
        <text:list-item>
          <text:p text:style-name="P10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023895550424818948" text:style-name="L98">
        <text:list-item>
          <text:p text:style-name="P109">Fixed error in new dropped reading detection logic when light curve was processed in field mode.<text:line-break/></text:p>
        </text:list-item>
        <text:list-item>
          <text:p text:style-name="P109">Cleaned up some language in tooltips.<text:line-break/></text:p>
        </text:list-item>
      </text:list>
      <text:p text:style-name="Standard">version 3.1.3:</text:p>
      <text:list xml:id="list6959915507535869145" text:style-name="L99">
        <text:list-item>
          <text:p text:style-name="P110">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0">Eliminated the 'entry num' column in the data matrix at the lower left of the GUI. The 'entry num' is unused and a possible source of confusion with the frame or field number for the unwary.<text:line-break/></text:p>
        </text:list-item>
        <text:list-item>
          <text:p text:style-name="P110">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036475359699316951" text:style-name="L100">
        <text:list-item>
          <text:p text:style-name="P11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484395799027746451" text:style-name="L101">
        <text:list-item>
          <text:p text:style-name="P11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1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1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276405209984173003" text:style-name="L102">
        <text:list-item>
          <text:p text:style-name="P11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8590075899984210785" text:style-name="L103">
        <text:list-item>
          <text:p text:style-name="P114">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246065823563756206" text:style-name="L104">
        <text:list-item>
          <text:p text:style-name="P11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318283521904204947" text:style-name="L105">
        <text:list-item>
          <text:p text:style-name="P116">No code changes. <text:s/>This version is the same as 2.1.6 except that it is built on python 3.7. <text:s/>The previous versions used python 3.6. <text:s/>This allows new users to <text:soft-page-break/>install the latest Anaconda3 version (which installs python 3.7) without fiddling with archived Anaconda3 versions.<text:line-break/></text:p>
        </text:list-item>
      </text:list>
      <text:p text:style-name="Standard">version 2.1.6:</text:p>
      <text:list xml:id="list7537194339350760345" text:style-name="L106">
        <text:list-item>
          <text:p text:style-name="P11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641397088838633054" text:style-name="L107">
        <text:list-item>
          <text:p text:style-name="P118">Disable the Accept integration button when user overrides an automatic block analysis with a manual block selection followed by a click on the Block integrate button.<text:line-break/></text:p>
        </text:list-item>
      </text:list>
      <text:p text:style-name="Standard">version 2.1.4:</text:p>
      <text:list xml:id="list1164328644991420939" text:style-name="L108">
        <text:list-item>
          <text:p text:style-name="P119">Corrected a bug that kept manual selection of block integration from being performed after a refusal to accept the automatic block analysis results.<text:line-break/></text:p>
        </text:list-item>
      </text:list>
      <text:p text:style-name="Standard">version 2.1.3:</text:p>
      <text:list xml:id="list4559658476870367622" text:style-name="L109">
        <text:list-item>
          <text:p text:style-name="P12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726808813844262388" text:style-name="L110">
        <text:list-item>
          <text:p text:style-name="P12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4904077130355636799" text:style-name="L111">
        <text:list-item>
          <text:p text:style-name="P122">Added progress bar tracking of block integration analysis because it can take an extended amount of time to complete the analysis when the light curve has many points.<text:line-break/></text:p>
        </text:list-item>
      </text:list>
      <text:p text:style-name="Standard">version 2.1.0</text:p>
      <text:list xml:id="list3746903315947952680" text:style-name="L112">
        <text:list-item>
          <text:p text:style-name="P12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407528113288179153" text:style-name="L113">
        <text:list-item>
          <text:p text:style-name="P124">Made the selection of Tooltip display 'sticky'</text:p>
        </text:list-item>
        <text:list-item>
          <text:p text:style-name="P124">Duration calculation when D and R span midnight now handled correctly</text:p>
        </text:list-item>
      </text:list>
      <text:p text:style-name="Standard"/>
      <text:p text:style-name="Standard">version 2.0.8</text:p>
      <text:list xml:id="list5146952671187445525" text:style-name="L114">
        <text:list-item>
          <text:p text:style-name="P125">toolTips changed to invoke and display in a custom dialog box that can be <text:soft-page-break/>moved and resized to better accommodate legacy displays</text:p>
        </text:list-item>
        <text:list-item>
          <text:p text:style-name="P125">Calc flash timing calculation fixed to properly deal with the non-integer frame numbers that can result from field processed csv files</text:p>
        </text:list-item>
        <text:list-item>
          <text:p text:style-name="P125">Flash timing has been verified to work with integrated light curves</text:p>
        </text:list-item>
        <text:list-item>
          <text:p text:style-name="P12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831355812608773653" text:style-name="L115">
        <text:list-item>
          <text:p text:style-name="P126">Adds a button to calculate the edge position of an LED timing flash.</text:p>
        </text:list-item>
        <text:list-item>
          <text:p text:style-name="P12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2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26">Adds a checkbox to force manual entry of timestamp info. <text:s/>This is useful when OCR on a VTI timed light curve has catastrophic errors. <text:s/>It is always employed when using LED flash timing.</text:p>
        </text:list-item>
      </text:list>
      <text:list xml:id="list4855993250227179133" text:style-name="L116">
        <text:list-item>
          <text:p text:style-name="P12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1930329717642227708" text:style-name="L117">
        <text:list-item>
          <text:p text:style-name="P12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449594949633599440" text:style-name="L118">
        <text:list-item>
          <text:p text:style-name="P129">files generated by pyote now contain PYOTE in the filename.<text:line-break/></text:p>
        </text:list-item>
        <text:list-item>
          <text:p text:style-name="P12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3713318779503754380" text:style-name="L119">
        <text:list-item>
          <text:p text:style-name="P13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2873388314196313233" text:style-name="L120">
        <text:list-item>
          <text:p text:style-name="P13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689793924168989818" text:style-name="L121">
        <text:list-item>
          <text:p text:style-name="P13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11168155661858288" text:style-name="L122">
        <text:list-item>
          <text:p text:style-name="P133">improved handling of D and R region selection so that one cannot enter an invalid configuration --- automatic corrections/changes are applied.<text:line-break/></text:p>
        </text:list-item>
        <text:list-item>
          <text:p text:style-name="P13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3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8703828895408531631" text:style-name="L123">
        <text:list-item>
          <text:p text:style-name="P134">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5226848105489880272" text:style-name="L124">
        <text:list-item>
          <text:p text:style-name="P13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3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479266859949370611" text:style-name="L125">
        <text:list-item>
          <text:p text:style-name="P136">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2247040459379284693" text:style-name="L126">
        <text:list-item>
          <text:p text:style-name="P13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3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3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3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453139839710668881" text:style-name="L127">
        <text:list-item>
          <text:p text:style-name="P139">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2-02T13:50:39</dc:date>
    <meta:editing-cycles>163</meta:editing-cycles>
    <meta:editing-duration>P1DT1H14M55S</meta:editing-duration>
    <dc:creator>Robert Anderson</dc:creator>
    <meta:document-statistic meta:table-count="0" meta:image-count="3" meta:object-count="0" meta:page-count="23" meta:paragraph-count="331" meta:word-count="9070" meta:character-count="52773"/>
    <meta:template xlink:type="simple" xlink:actuate="onRequest" xlink:title="" xlink:href="Normal"/>
  </office:meta>
</office:document-meta>
</file>